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134cm" fo:min-width="0cm" fo:wrap-option="wrap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9cm" svg:y="42.287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10.5cm" svg:y="50.30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11" draw:layer="layout" svg:width="16cm" svg:height="4.817cm" svg:x="10.5cm" svg:y="67.592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7.5cm" svg:y="54.266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5" draw:layer="layout" svg:width="8cm" svg:height="3.425cm" svg:x="26.5cm" svg:y="60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3cm" svg:y="57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8" draw:layer="layout" svg:width="8.5cm" svg:height="7.609cm" svg:x="45.5cm" svg:y="56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9" draw:layer="layout" svg:width="9cm" svg:height="3.425cm" svg:x="57cm" svg:y="54.809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0" draw:layer="layout" svg:width="12.5cm" svg:height="4.819cm" svg:x="56.5cm" svg:y="68.68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36.5cm" svg:y="112.967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4.5cm" svg:y="106.501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29.5cm" svg:y="80.969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3cm" svg:y="93.182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6cm" svg:y="83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6" draw:layer="layout" svg:width="10cm" svg:height="1.824cm" svg:x="52.5cm" svg:y="42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40.5cm" svg:y="83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4cm" svg:y="85.639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17cm" svg:y="86.907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947.1158283341 -11028.3806343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7cm" svg:height="4.905cm" svg:x="12cm" svg:y="59.095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13.58377374661 -3737.9535262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6.5cm" svg:y="59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57.0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5211.062979007 -69.6493349455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24.5cm" svg:y="43.48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23.5cm" svg:y="51.214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121.6783216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3cm" svg:y="50.5cm">
          <text:p text:style-name="P1"><text:span text:style-name="T12">Use selection of language features, data size, heterogenity, two platforms, etc</text:span></text:p>
          <draw:enhanced-geometry svg:viewBox="0 0 21600 21600" draw:text-areas="800 800 20800 20800" draw:type="round-rectangular-callout" draw:modifiers="26946.7790315669 5728.1978798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44.5cm">
          <text:p text:style-name="P15"><text:span text:style-name="T11">Big Data that may or may not change frequently</text:span></text:p>
          <draw:enhanced-geometry svg:viewBox="0 0 21600 21600" draw:text-areas="800 800 20800 20800" draw:type="round-rectangular-callout" draw:modifiers="-7260.78649189069 -4593.10344827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46.5cm" svg:y="45.5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64cm" svg:y="50.147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64.5cm" svg:y="58.047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7" draw:layer="layout" svg:width="12cm" svg:height="3.425cm" svg:x="69cm" svg:y="46.627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73.5cm" svg:y="50.5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16820.5269692371 -10085.136741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cm" svg:y="67.681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21cm" svg:y="53.422cm">
          <text:p text:style-name="P1"><text:span text:style-name="T11">Non-monotonic responses</text:span></text:p>
          <draw:enhanced-geometry svg:viewBox="0 0 21600 21600" draw:text-areas="800 800 20800 20800" draw:type="round-rectangular-callout" draw:modifiers="-3733.57031770718 -8196.46483640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22cm" svg:y="46.5cm">
          <text:p text:style-name="P18">Censored data</text:p>
          <draw:enhanced-geometry svg:viewBox="0 0 21600 21600" draw:text-areas="800 800 20800 20800" draw:type="round-rectangular-callout" draw:modifiers="-9598.80029992502 -3886.4454218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draw:layer="layout" svg:width="4.5cm" svg:height="4.11cm" svg:x="55cm" svg:y="58.696cm">
          <text:p text:style-name="P1">Balance digest size <text:s/>and optimization potential</text:p>
          <draw:enhanced-geometry svg:viewBox="0 0 21600 21600" draw:text-areas="800 800 20800 20800" draw:type="round-rectangular-callout" draw:modifiers="-10600.8442568318 6704.3541717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2" draw:text-style-name="P1" draw:layer="layout" draw:type="curve" svg:x1="15.748cm" svg:y1="47.998cm" svg:x2="16.498cm" svg:y2="50.306cm" draw:start-shape="id1" draw:start-glue-point="8" draw:end-shape="id2" draw:end-glue-point="4" svg:d="m15748 47998c0 1693 750 540 750 2308">
          <text:p/>
        </draw:connector>
        <draw:connector draw:style-name="gr42" draw:text-style-name="P1" draw:layer="layout" draw:type="curve" svg:x1="16.498cm" svg:y1="53.731cm" svg:x2="27.5cm" svg:y2="56.534cm" draw:start-shape="id2" draw:start-glue-point="8" draw:end-shape="id3" draw:end-glue-point="6" svg:d="m16498 53731c0 1869 3667 2803 11002 2803">
          <text:p/>
        </draw:connector>
        <draw:connector draw:style-name="gr42" draw:text-style-name="P1" draw:layer="layout" draw:type="curve" svg:x1="12.256cm" svg:y1="53.228cm" svg:x2="9cm" svg:y2="57cm" draw:start-shape="id2" draw:start-glue-point="7" draw:end-shape="id4" svg:d="m12256 53228c0 3280-3256 1395-3256 3772">
          <text:p/>
        </draw:connector>
        <draw:connector draw:style-name="gr42" draw:text-style-name="P1" draw:layer="layout" draw:type="curve" svg:x1="16.498cm" svg:y1="53.731cm" svg:x2="27.67cm" svg:y2="61.075cm" draw:start-shape="id2" draw:start-glue-point="8" draw:end-shape="id5" draw:end-glue-point="5" svg:d="m16498 53731c0 5133 11172 1461 11172 7344">
          <text:p/>
        </draw:connector>
        <draw:connector draw:style-name="gr42" draw:text-style-name="P1" draw:layer="layout" draw:type="curve" svg:x1="62.5cm" svg:y1="43.588cm" svg:x2="74.998cm" svg:y2="46.627cm" draw:start-shape="id6" draw:start-glue-point="10" draw:end-shape="id7" draw:end-glue-point="4" svg:d="m62500 43588c8332 0 12498 1013 12498 3039">
          <text:p/>
        </draw:connector>
        <draw:connector draw:style-name="gr42" draw:text-style-name="P1" draw:layer="layout" draw:type="curve" svg:x1="57.499cm" svg:y1="44.501cm" svg:x2="46.743cm" svg:y2="57.504cm" draw:start-shape="id6" draw:start-glue-point="8" draw:end-shape="id8" draw:end-glue-point="5" svg:d="m57499 44501c0 8842-10756 2341-10756 13003">
          <text:p/>
        </draw:connector>
        <draw:connector draw:style-name="gr42" draw:text-style-name="P1" draw:layer="layout" draw:type="curve" svg:x1="61.035cm" svg:y1="44.233cm" svg:x2="61.499cm" svg:y2="54.809cm" draw:start-shape="id6" draw:start-glue-point="9" draw:end-shape="id9" draw:end-glue-point="4" svg:d="m61035 44233c0 8058 464 2770 464 10576">
          <text:p/>
        </draw:connector>
        <draw:connector draw:style-name="gr42" draw:text-style-name="P1" draw:layer="layout" draw:type="curve" svg:x1="49.749cm" svg:y1="64cm" svg:x2="58.328cm" svg:y2="69.385cm" draw:start-shape="id8" draw:start-glue-point="8" draw:end-shape="id10" draw:end-glue-point="5" svg:d="m49749 64000c0 3510 8579 818 8579 5385">
          <text:p/>
        </draw:connector>
        <draw:connector draw:style-name="gr42" draw:text-style-name="P1" draw:layer="layout" draw:type="curve" svg:x1="61.499cm" svg:y1="58.234cm" svg:x2="62.75cm" svg:y2="68.681cm" draw:start-shape="id9" draw:start-glue-point="8" draw:end-shape="id10" svg:d="m61499 58234c0 7834 1251 2611 1251 10447">
          <text:p/>
        </draw:connector>
        <draw:connector draw:style-name="gr42" draw:text-style-name="P1" draw:layer="layout" draw:type="curve" draw:line-skew="6.276cm" svg:x1="70.756cm" svg:y1="49.549cm" svg:x2="67.168cm" svg:y2="69.385cm" draw:start-shape="id7" draw:start-glue-point="7" draw:end-shape="id10" draw:end-glue-point="11" svg:d="m70756 49549c0 24139-3588 14222-3588 19836">
          <text:p/>
        </draw:connector>
        <draw:connector draw:style-name="gr42" draw:text-style-name="P1" draw:layer="layout" draw:type="curve" svg:x1="18.498cm" svg:y1="72.409cm" svg:x2="34.998cm" svg:y2="80.969cm" draw:start-shape="id11" draw:start-glue-point="8" draw:end-shape="id12" draw:end-glue-point="4" svg:d="m18498 72409c0 6420 16500 2140 16500 8560">
          <text:p/>
        </draw:connector>
        <draw:connector draw:style-name="gr42" draw:text-style-name="P1" draw:layer="layout" draw:type="curve" svg:x1="34.998cm" svg:y1="83cm" svg:x2="40.747cm" svg:y2="87.042cm" draw:start-shape="id12" draw:start-glue-point="8" draw:end-shape="id13" draw:end-glue-point="4" svg:d="m34998 83000c0 3031 5749 1011 5749 4042">
          <text:p/>
        </draw:connector>
        <draw:connector draw:style-name="gr42" draw:text-style-name="P1" draw:layer="layout" draw:type="curve" svg:x1="40.747cm" svg:y1="90.467cm" svg:x2="37.249cm" svg:y2="93.182cm" draw:start-shape="id13" draw:start-glue-point="8" draw:end-shape="id14" draw:end-glue-point="4" svg:d="m40747 90467c0 2035-3498 678-3498 2715">
          <text:p/>
        </draw:connector>
        <draw:connector draw:style-name="gr42" draw:text-style-name="P1" draw:layer="layout" draw:type="curve" svg:x1="20.498cm" svg:y1="85.009cm" svg:x2="29cm" svg:y2="88.754cm" draw:start-shape="id15" draw:start-glue-point="10" draw:end-shape="id13" draw:end-glue-point="6" svg:d="m20498 85009c6340 0 2090 3745 8502 3745">
          <text:p/>
        </draw:connector>
        <draw:connector draw:style-name="gr42" draw:text-style-name="P1" draw:layer="layout" draw:type="curve" svg:x1="37.249cm" svg:y1="96.607cm" svg:x2="41.248cm" svg:y2="101.237cm" draw:start-shape="id14" draw:start-glue-point="8" draw:end-shape="id16" draw:end-glue-point="4" svg:d="m37249 96607c0 3471 3999 1156 3999 4630">
          <text:p/>
        </draw:connector>
        <draw:connector draw:style-name="gr42" draw:text-style-name="P1" draw:layer="layout" draw:type="curve" svg:x1="41.248cm" svg:y1="103.268cm" svg:x2="44.995cm" svg:y2="106.501cm" draw:start-shape="id16" draw:start-glue-point="8" draw:end-shape="id17" draw:end-glue-point="4" svg:d="m41248 103268c0 2386 3747 770 3747 3233">
          <text:p/>
        </draw:connector>
        <draw:connector draw:style-name="gr42" draw:text-style-name="P1" draw:layer="layout" draw:type="curve" svg:x1="43.248cm" svg:y1="112.967cm" svg:x2="44.995cm" svg:y2="110.002cm" draw:start-shape="id18" draw:start-glue-point="4" draw:end-shape="id17" draw:end-glue-point="8" svg:d="m43248 112967c0-2187 1747-705 1747-2965">
          <text:p/>
        </draw:connector>
        <draw:connector draw:style-name="gr42" draw:text-style-name="P1" draw:layer="layout" draw:type="curve" svg:x1="16.498cm" svg:y1="53.731cm" svg:x2="36.5cm" svg:y2="113.983cm" draw:start-shape="id2" draw:start-glue-point="8" draw:end-shape="id18" draw:end-glue-point="6" svg:d="m16498 53731c0 40168 6667 60252 20002 60252">
          <text:p/>
        </draw:connector>
        <draw:connector draw:style-name="gr42" draw:text-style-name="P1" draw:layer="layout" draw:type="curve" svg:x1="62.748cm" svg:y1="73.5cm" svg:x2="34.998cm" svg:y2="80.969cm" draw:start-shape="id10" draw:start-glue-point="8" draw:end-shape="id12" draw:end-glue-point="4" svg:d="m62748 73500c0 5601-27750 1867-27750 7469">
          <text:p/>
        </draw:connector>
        <draw:connector draw:style-name="gr42" draw:text-style-name="P1" draw:layer="layout" draw:type="curve" svg:x1="16.498cm" svg:y1="53.731cm" svg:x2="18.498cm" svg:y2="67.592cm" draw:start-shape="id2" draw:start-glue-point="8" draw:end-shape="id11" draw:end-glue-point="4" svg:d="m16498 53731c0 10395 2000 3465 2000 138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6:31:11</dc:date>
    <meta:editing-duration>PT45H41M07S</meta:editing-duration>
    <meta:editing-cycles>23</meta:editing-cycles>
    <meta:generator>OpenOffice.org/3.1$Unix OpenOffice.org_project/310m19$Build-9420</meta:generator>
    <dc:creator>Kjetil Kjernsmo</dc:creator>
    <meta:printed-by>Kjetil Kjernsmo</meta:printed-by>
    <meta:print-date>2012-05-18T13:45:22</meta:print-date>
    <meta:document-statistic meta:object-count="70"/>
  </office:meta>
</office:document-meta>
</file>